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0B5E25BD0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Sans Pro" svg:font-family="'Source Sans Pro', Arial, sans-serif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Naslovnica_20_3" style:master-page-name="First_20_Page">
      <style:paragraph-properties style:page-number="auto"/>
    </style:style>
    <style:style style:name="P2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2dcf2f" style:font-size-asian="14pt" style:font-weight-asian="bold" style:font-size-complex="14pt" style:font-weight-complex="bold"/>
    </style:style>
    <style:style style:name="P3" style:family="paragraph" style:parent-style-name="Naslovnica_20_1">
      <style:text-properties fo:text-transform="uppercase" style:font-name="Arial" fo:font-size="16pt" fo:language="sl" fo:country="SI" fo:font-weight="bold" officeooo:rsid="0032bc73" officeooo:paragraph-rsid="0032bc73" style:font-size-asian="16pt" style:font-weight-asian="bold" style:font-size-complex="16pt" style:font-weight-complex="bold"/>
    </style:style>
    <style:style style:name="P4" style:family="paragraph" style:parent-style-name="Naslovnica_20_2">
      <style:paragraph-properties fo:margin-top="0cm" fo:margin-bottom="0.198cm" style:contextual-spacing="false"/>
      <style:text-properties fo:font-variant="normal" fo:text-transform="none" style:font-name="Arial" fo:font-size="14pt" fo:language="sl" fo:country="SI" fo:font-weight="bold" officeooo:rsid="0031e366" officeooo:paragraph-rsid="0031e366" style:font-size-asian="14pt" style:font-weight-asian="bold" style:font-size-complex="14pt" style:font-weight-complex="bold"/>
    </style:style>
    <style:style style:name="P5" style:family="paragraph" style:parent-style-name="Naslovnica_20_2">
      <style:text-properties officeooo:rsid="0022cdf7" officeooo:paragraph-rsid="0022cdf7"/>
    </style:style>
    <style:style style:name="P6" style:family="paragraph" style:parent-style-name="Standard">
      <style:paragraph-properties fo:break-before="page"/>
      <style:text-properties officeooo:rsid="0005e9e5" officeooo:paragraph-rsid="0005e9e5"/>
    </style:style>
    <style:style style:name="P7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05e9e5" officeooo:paragraph-rsid="0005e9e5"/>
    </style:style>
    <style:style style:name="P9" style:family="paragraph" style:parent-style-name="Heading_20_1">
      <style:paragraph-properties fo:break-before="page"/>
      <style:text-properties officeooo:rsid="003499a5" officeooo:paragraph-rsid="003499a5"/>
    </style:style>
    <style:style style:name="P10" style:family="paragraph" style:parent-style-name="Heading_20_1">
      <style:text-properties officeooo:rsid="0022cdf7" officeooo:paragraph-rsid="0022cdf7"/>
    </style:style>
    <style:style style:name="P11" style:family="paragraph" style:parent-style-name="Text">
      <style:text-properties officeooo:paragraph-rsid="0035727a"/>
    </style:style>
    <style:style style:name="P12" style:family="paragraph" style:parent-style-name="Heading_20_1">
      <style:text-properties officeooo:paragraph-rsid="001fcf62"/>
    </style:style>
    <style:style style:name="P13" style:family="paragraph" style:parent-style-name="Text">
      <style:text-properties officeooo:paragraph-rsid="001fcf62"/>
    </style:style>
    <style:style style:name="P14" style:family="paragraph" style:parent-style-name="Text">
      <style:text-properties officeooo:rsid="003200b7" officeooo:paragraph-rsid="001fcf62"/>
    </style:style>
    <style:style style:name="P15" style:family="paragraph" style:parent-style-name="Heading_20_1">
      <style:text-properties officeooo:rsid="003200b7" officeooo:paragraph-rsid="003200b7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Text">
      <style:text-properties officeooo:paragraph-rsid="003200b7"/>
    </style:style>
    <style:style style:name="T1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3" style:family="text">
      <style:text-properties officeooo:rsid="00228b19"/>
    </style:style>
    <style:style style:name="T4" style:family="text">
      <style:text-properties officeooo:rsid="002f895a"/>
    </style:style>
    <style:style style:name="T5" style:family="text">
      <style:text-properties officeooo:rsid="0031e366"/>
    </style:style>
    <style:style style:name="T6" style:family="text">
      <style:text-properties officeooo:rsid="0022cdf7"/>
    </style:style>
    <style:style style:name="T7" style:family="text">
      <style:text-properties officeooo:rsid="0026b7cf"/>
    </style:style>
    <style:style style:name="T8" style:family="text">
      <style:text-properties officeooo:rsid="002b1a1f"/>
    </style:style>
    <style:style style:name="T9" style:family="text">
      <style:text-properties fo:font-variant="normal" fo:text-transform="none" fo:color="#0f1114" loext:opacity="100%" style:font-name="Source Sans Pro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f1114" loext:opacity="100%" style:font-name="Source Sans Pro" fo:letter-spacing="normal" fo:font-style="normal" fo:font-weight="normal"/>
    </style:style>
    <style:style style:name="T11" style:family="text">
      <style:text-properties fo:font-variant="normal" fo:text-transform="none" fo:color="#0f1114" loext:opacity="100%" style:font-name="Source Sans Pro" fo:font-size="12pt" fo:letter-spacing="normal" fo:font-style="normal" fo:font-weight="normal" officeooo:rsid="0035727a" style:font-size-asian="12pt" style:font-size-complex="12pt"/>
    </style:style>
    <style:style style:name="T1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1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ektro in računalniška šola</text:span>, <text:span text:style-name="T1">Šolski center Ptu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2"><text:span text:style-name="T2">Poročilo</text:span> pri<text:span text:style-name="T3"> </text:span>predmetu</text:p>
      <text:p text:style-name="P2">VA<text:span text:style-name="T4">RN</text:span>OST IN ZAŠČITA V INFORMATIKI</text:p>
      <text:p text:style-name="Standard"/>
      <text:p text:style-name="P3">github</text:p>
      <text:p text:style-name="Standard"/>
      <text:p text:style-name="Standard"/>
      <text:p text:style-name="P4">Rene Janžekovič</text:p>
      <text:p text:style-name="Standard"/>
      <text:p text:style-name="P5">Mentor: <text:span text:style-name="T5">Matevž Kor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3"><text:span text:style-name="T4">Ptuj</text:span>, <text:span text:style-name="T1">september</text:span><text:span text:style-name="T6"> 20</text:span><text:span text:style-name="T7">2</text:span><text:span text:style-name="T8">4</text:span></text:p>
      <text:p text:style-name="P6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 text:protected="true">
            <text:p text:style-name="Contents_20_Heading">Kazalo vsebine</text:p>
          </text:index-title>
          <text:p text:style-name="P7"><text:a xlink:type="simple" xlink:href="#__RefHeading__615_1077593450" text:style-name="Index_20_Link" text:visited-style-name="Index_20_Link">1 <text:s/>Uvod<text:tab/>3</text:a></text:p>
          <text:p text:style-name="P7"><text:a xlink:type="simple" xlink:href="#__RefHeading__617_1077593450" text:style-name="Index_20_Link" text:visited-style-name="Index_20_Link">2 <text:s/>Vsebina<text:tab/>3</text:a></text:p>
          <text:p text:style-name="P7"><text:a xlink:type="simple" xlink:href="#__RefHeading__358_247983579" text:style-name="Index_20_Link" text:visited-style-name="Index_20_Link">3 <text:s/>Zaključek<text:tab/>3</text:a></text:p>
          <text:p text:style-name="P7"><text:a xlink:type="simple" xlink:href="#__RefHeading___Toc703_1548927292" text:style-name="Index_20_Link" text:visited-style-name="Index_20_Link">4 <text:s/>viri<text:tab/>3</text:a></text:p>
        </text:index-body>
      </text:table-of-content>
      <text:p text:style-name="P8"/>
      <text:p text:style-name="P8"/>
      <text:list text:style-name="Outline">
        <text:list-item>
          <text:h text:style-name="P9" text:outline-level="1"><text:bookmark-start text:name="__RefHeading__615_1077593450"/>uvod<text:bookmark-end text:name="__RefHeading__615_1077593450"/></text:h>
        </text:list-item>
      </text:list>
      <text:p text:style-name="Text">GitHub je spletni gostiteljski servis za repozitorije v Git. Ponuja distribuirano upravljanje z izvorno kodo z Git ter nekatere dodatne storitve. V nasprotju z Git-om, ki je ukazno orodje, ponuja GitHub spletni grafični vmesnik. Zagotavlja tudi kontrolo dostopa in številne storitve za kolaborativni razvoj. <text:bibliography-mark text:identifier="GitHub" text:bibliography-type="email" text:address="GitHub" text:author="wikipedija" text:organizations="wikipedija" text:title="GitHub" text:year="2024" text:url="https://sl.wikipedia.org/wiki/GitHub" loext:target-type="3">[1]</text:bibliography-mark></text:p>
      <text:p text:style-name="Text"/>
      <text:list text:continue-numbering="true" text:style-name="Outline">
        <text:list-item>
          <text:h text:style-name="P10" text:outline-level="1"><text:bookmark-start text:name="__RefHeading__617_1077593450"/>Vsebina<text:bookmark-end text:name="__RefHeading__617_1077593450"/></text:h>
        </text:list-item>
      </text:list>
      <text:p text:style-name="P11"><text:span text:style-name="T9"> GitHub vam omogoča ustvarjanje, shranjevanje, spreminjanje, združevanje in sodelovanje pri datotekah ali kodi. Vsak član ekipe lahko dostopa do repozitorija GitHub in ga ureja</text:span><text:span text:style-name="T10"> </text:span><text:span text:style-name="T9">ter si v realnem času ogleda najnovejšo različico. GitHub so imenovali "platforma za socialno kodiranje", ker uporabnikom omogoča, da si med seboj postavljajo zahteve in interno razpravljajo o ponovitvah na tej poti. </text:span></text:p>
      <text:list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P11"><text:bookmark-start text:name="__RefHeading__619_1077593450"/><text:span text:style-name="T9"> </text:span><text:span text:style-name="T11">Kaj je merge v okolju GitHub in kako pripomore pri ekipnem delu?</text:span><text:bookmark-end text:name="__RefHeading__619_1077593450"/></text:p>
      <text:p text:style-name="P11"><text:span text:style-name="T11"/></text:p>
      <text:list text:continue-numbering="true" text:style-name="Outline">
        <text:list-item>
          <text:h text:style-name="P12" text:outline-level="1"><text:bookmark-start text:name="__RefHeading__358_247983579"/>Zaključek<text:bookmark-end text:name="__RefHeading__358_247983579"/></text:h>
        </text:list-item>
      </text:list>
      <text:p text:style-name="P13"/>
      <text:p text:style-name="P13"/>
      <text:p text:style-name="P13"/>
      <text:p text:style-name="P13"/>
      <text:p text:style-name="P14"/>
      <text:list text:continue-numbering="true" text:style-name="Outline">
        <text:list-item>
          <text:h text:style-name="P15" text:outline-level="1"><text:bookmark-start text:name="__RefHeading___Toc703_1548927292"/><text:soft-page-break/>Viri<text:bookmark-end text:name="__RefHeading___Toc703_1548927292"/></text:h>
        </text:list-item>
      </text:list>
      <text:bibliography text:style-name="Sect1" text:name="Bibliografija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6">1: wikipedija, GitHub, 2024</text:p>
        </text:index-body>
      </text:bibliography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Sans Pro" svg:font-family="'Source Sans Pro', Arial, sans-serif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text" style:master-page-name="">
      <style:paragraph-properties fo:margin-top="0.6cm" fo:margin-bottom="0.3cm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aslovnica_20_1" style:display-name="Naslovnica 1" style:family="paragraph" style:class="text">
      <style:paragraph-properties fo:margin-top="1cm" fo:margin-bottom="1cm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49cm" fo:border-left="none" fo:border-right="none" fo:border-top="none" fo:border-bottom="0.51pt solid #000000" style:shadow="non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text" style:master-page-name="">
      <style:paragraph-properties fo:margin-top="2cm" fo:margin-bottom="0.499cm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text" style:master-page-name="">
      <style:paragraph-properties fo:margin-top="1cm" fo:margin-bottom="0.3cm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text" style:master-page-name="">
      <style:paragraph-properties fo:margin-top="0.499cm" fo:margin-bottom="0.3cm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cm" fo:margin-bottom="0.499cm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101cm" fo:margin-bottom="0.101cm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text">
      <style:paragraph-properties fo:margin-top="0.212cm" fo:margin-bottom="0.212cm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1.401cm" fo:margin-right="0cm" fo:margin-top="0.101cm" fo:margin-bottom="0.101cm" style:contextual-spacing="true" fo:text-indent="-0.4cm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2cm" fo:margin-bottom="0.499cm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style:contextual-spacing="false" fo:line-height="100%" fo:text-indent="0cm" style:auto-text-indent="false" style:page-number="auto" style:shadow="none">
        <style:tab-stops>
          <style:tab-stop style:position="15.50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199cm" fo:margin-bottom="0.199cm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1cm" fo:margin-right="1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008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008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sl" fo:country="SI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1" fo:font-size="10.5pt" officeooo:rsid="002dcf2f" style:font-size-asian="10.5pt"/>
    </style:style>
    <style:style style:name="MT2" style:family="text">
      <style:text-properties officeooo:rsid="0022cdf7"/>
    </style:style>
    <style:style style:name="MT3" style:family="text">
      <style:text-properties officeooo:rsid="002dcf2f"/>
    </style:style>
    <style:style style:name="MT4" style:family="text">
      <style:text-properties style:font-name="Times New Roman1" fo:font-size="10.5pt" officeooo:rsid="002c11a1" style:font-size-asian="10.5pt"/>
    </style:style>
    <style:style style:name="MT5" style:family="text">
      <style:text-properties officeooo:rsid="0026b7cf"/>
    </style:style>
    <style:style style:name="MT6" style:family="text">
      <style:text-properties officeooo:rsid="002c11a1"/>
    </style:style>
    <style:style style:name="MT7" style:family="text">
      <style:text-properties text:display="none"/>
    </style:style>
    <style:style style:name="Mfr1" style:family="graphic" style:parent-style-name="Frame">
      <style:graphic-properties fo:margin-left="0cm" fo:margin-right="0cm" fo:margin-top="0cm" fo:margin-bottom="1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M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2.499cm" fo:margin-bottom="1.499cm" fo:margin-left="3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3.5cm" fo:margin-bottom="2cm" fo:margin-left="3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iimek</text:span><text:span text:style-name="MT2">, </text:span><text:span text:style-name="MT3">Ime</text:span>. <text:span text:style-name="MT4">Naslov </text:span><text:span text:style-name="MT1">poročila</text:span>. <text:span text:style-name="MT1">Elektro in računalniška šola</text:span>, <text:span text:style-name="MT3">Šolski center Ptuj</text:span><text:span text:style-name="MT2">,</text:span> 20<text:span text:style-name="MT5">2</text:span><text:span text:style-name="MT6">4</text:span></text:p>
      </style:header>
      <style:header-first>
        <text:p text:style-name="Standard"/>
      </style:header-first>
      <style:footer>
        <text:p text:style-name="MP1"><text:page-number style:num-format="1" text:select-page="current" text:page-adjust="-1">3</text:page-number></text:p>
      </style:footer>
      <style:footer-first>
        <text:p text:style-name="MP1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1.842cm" svg:width="6.017cm" draw:z-index="0"><draw:text-box fo:min-height="2.678cm"><text:p text:style-name="Caption"><draw:frame draw:style-name="Mfr2" draw:name="Slika1" text:anchor-type="as-char" svg:width="6.017cm" style:rel-width="100%" svg:height="1.817cm" style:rel-height="scale" draw:z-index="1"><draw:image xlink:href="Pictures/1000000100000320000000B5E25BD0B2.png" xlink:type="simple" xlink:show="embed" xlink:actuate="onLoad" draw:mime-type="image/png"/></draw:frame><text:span text:style-name="MT7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3:46:01.926000000</meta:creation-date>
    <meta:editing-duration>PT16M23S</meta:editing-duration>
    <meta:editing-cycles>4</meta:editing-cycles>
    <meta:generator>LibreOffice/24.8.0.3$Windows_X86_64 LibreOffice_project/0bdf1299c94fe897b119f97f3c613e9dca6be583</meta:generator>
    <dc:date>2024-10-18T14:01:44.435000000</dc:date>
    <meta:document-statistic meta:table-count="0" meta:image-count="1" meta:object-count="0" meta:page-count="4" meta:paragraph-count="25" meta:word-count="178" meta:character-count="1135" meta:non-whitespace-character-count="978"/>
  </office:meta>
</office:document-meta>
</file>